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4290000030FE14F21176.svm"/>
  <manifest:file-entry manifest:media-type="" manifest:full-path="Pictures/20000009000035BF00001C53F39BDBED.svm"/>
  <manifest:file-entry manifest:media-type="" manifest:full-path="Pictures/200000090000403000002A96BDDD4D3A.svm"/>
  <manifest:file-entry manifest:media-type="" manifest:full-path="Pictures/2000000900005E0E0000365EA5CAA131.svm"/>
  <manifest:file-entry manifest:media-type="" manifest:full-path="Pictures/200000090000698700003D9A41EE22E1.svm"/>
  <manifest:file-entry manifest:media-type="" manifest:full-path="Pictures/20000009000032C000002E19C0E2919D.svm"/>
  <manifest:file-entry manifest:media-type="" manifest:full-path="Pictures/2000000900003AEA0000238FFC614796.svm"/>
  <manifest:file-entry manifest:media-type="" manifest:full-path="Pictures/2000000900002F3C0000196E0CB666E2.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l" svg:font-family="Ari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style:font-name="Arial"/>
    </style:style>
    <style:style style:name="P3" style:family="paragraph" style:parent-style-name="Text_20_body">
      <style:paragraph-properties fo:text-align="start" style:justify-single-word="false"/>
      <style:text-properties style:font-name="Arial"/>
    </style:style>
    <style:style style:name="P4" style:family="paragraph" style:parent-style-name="Text_20_body">
      <style:paragraph-properties fo:text-align="start" style:justify-single-word="false"/>
      <style:text-properties style:font-name="Arial" fo:font-weight="bold" style:font-weight-asian="bold" style:font-weight-complex="bold"/>
    </style:style>
    <style:style style:name="P5" style:family="paragraph" style:parent-style-name="Heading_20_1">
      <style:paragraph-properties fo:text-align="center" style:justify-single-word="false"/>
    </style:style>
    <style:style style:name="T1"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Avatar Game Graphics Effects in HLSL</text:h>
      <text:p text:style-name="P1"/>
      <text:p text:style-name="P3">This document summarises the effects from the coursework that have been implemented.</text:p>
      <text:p text:style-name="P3"><draw:frame draw:style-name="fr1" draw:name="graphics1" text:anchor-type="paragraph" svg:width="15.341cm" svg:height="8.954cm" draw:z-index="0"><draw:image xlink:href="Pictures/200000090000698700003D9A41EE22E1.svm" xlink:type="simple" xlink:show="embed" xlink:actuate="onLoad"/></draw:frame></text:p>
      <text:p text:style-name="P3">All required and optional effects have been implemented, as well as others outside the requirements of the coursework piece.</text:p>
      <text:h text:style-name="Heading_20_2" text:outline-level="2">Basic Effects</text:h>
      <text:p text:style-name="P3">As can be seen above, the cube mapped environment has been achieved using a sky-box. Using the texCUBE() inbuilt HLSL function and the view direction, the sky-box is drawn “infinitely” far away from the camera (camera always at origin of skybox).</text:p>
      <text:p text:style-name="P3">Also visible in the screen-shot, the mountains have been implemented. Displacement mapping is used (based on height map) to deform the mesh into the shape of the mountains. The mesh chosen was the RenderMonkey terrain mesh, as it has a high polygon count, a useful attribute when applying displacement mapping techniques.</text:p>
      <text:p text:style-name="P3">Using a set of 4 texture weights, we merge between a grass, sand, rock and snow texture (based on the displaced vertex height). Using numerous normal maps (which are mixed in the shader), the terrain is finally made bumpy, achieving a highly pleasing effect.</text:p>
      <text:p text:style-name="P3"><draw:frame draw:style-name="fr1" draw:name="graphics2" text:anchor-type="paragraph" svg:width="8.682cm" svg:height="4.674cm" draw:z-index="4"><draw:image xlink:href="Pictures/2000000900002F3C0000196E0CB666E2.svm" xlink:type="simple" xlink:show="embed" xlink:actuate="onLoad"/></draw:frame></text:p>
      <text:p text:style-name="P3"/>
      <text:p text:style-name="P3"/>
      <text:p text:style-name="P3"/>
      <text:p text:style-name="P3"/>
      <text:p text:style-name="P3"/>
      <text:p text:style-name="P3"/>
      <text:p text:style-name="P3">The plane has also been implemented, using a similar cube mapping technique to make it <text:soft-page-break/>appear reflective. A second spotted texture is layered on top of this to help improve the realism of the piece. In order to deform the plane wings and extrude its front (to hide part of the spout), a series of smooth step functions were used.</text:p>
      <text:p text:style-name="P3"/>
      <text:p text:style-name="P3"><draw:frame draw:style-name="fr1" draw:name="graphics3" text:anchor-type="paragraph" svg:width="7.348cm" svg:height="5.408cm" draw:z-index="1"><draw:image xlink:href="Pictures/2000000900004290000030FE14F21176.svm" xlink:type="simple" xlink:show="embed" xlink:actuate="onLoad"/></draw:frame></text:p>
      <text:p text:style-name="P3"/>
      <text:p text:style-name="P3"/>
      <text:p text:style-name="P3"/>
      <text:p text:style-name="P3"/>
      <text:p text:style-name="P3"/>
      <text:p text:style-name="P3"/>
      <text:p text:style-name="P3"/>
      <text:p text:style-name="P3"/>
      <text:p text:style-name="P3">The animated teapot-like creature, depicted above was also implemented using a series of smooth steps to achieve the desired deformation for the legs. Normal mapping was used to achieve the “bumpy” visuals.<text:line-break/></text:p>
      <text:p text:style-name="P3"><draw:frame draw:style-name="fr1" draw:name="graphics4" text:anchor-type="paragraph" svg:width="5.791cm" svg:height="5.26cm" draw:z-index="2"><draw:image xlink:href="Pictures/20000009000032C000002E19C0E2919D.svm" xlink:type="simple" xlink:show="embed" xlink:actuate="onLoad"/></draw:frame></text:p>
      <text:p text:style-name="P3"/>
      <text:p text:style-name="P3"/>
      <text:p text:style-name="P3"/>
      <text:p text:style-name="P3"/>
      <text:p text:style-name="P3"/>
      <text:p text:style-name="P3"/>
      <text:p text:style-name="P3"/>
      <text:p text:style-name="P3"/>
      <text:p text:style-name="P3">To achieve the deformation of the vehicle, a series of smooth steps (for falloffs) and conditions were used, with the back of the teapot flattened, and front stretched. To represent tracks, geometry was extruded from the bottom of the teapot (after other deformations had occurred).</text:p>
      <text:p text:style-name="P3"><draw:frame draw:style-name="fr1" draw:name="graphics5" text:anchor-type="paragraph" svg:width="9.76cm" svg:height="5.81cm" draw:z-index="3"><draw:image xlink:href="Pictures/2000000900003AEA0000238FFC614796.svm"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he bird used a set of smooth steps, and rotation matrices were created to rotate the wings. After being texture mapped, a normal map was included to provide better visuals. Due to the fact a small amount of geometry was being stretched over a large area, texture coordinates for these areas are scaled up, to provide more texturing detail.</text:p>
      <text:p text:style-name="P3">Visible in the first screen-shot, multiple particle systems have been implemented, including smoke (above tank) and fire (under the tank), as well as a burning plane in the water. All particle systems were implemented using billboarding.</text:p>
      <text:p text:style-name="P4"/>
      <text:h text:style-name="Heading_20_2" text:outline-level="2">Advanced Effects</text:h>
      <text:p text:style-name="Text_20_body"><draw:frame draw:style-name="fr1" draw:name="graphics6" text:anchor-type="paragraph" svg:width="10.245cm" svg:height="5.399cm" draw:z-index="5"><draw:image xlink:href="Pictures/20000009000035BF00001C53F39BDBED.svm" xlink:type="simple" xlink:show="embed" xlink:actuate="onLoad"/></draw:frame></text:p>
      <text:h text:style-name="Heading_20_2" text:outline-level="2"/>
      <text:h text:style-name="Heading_20_2" text:outline-level="2"/>
      <text:h text:style-name="Heading_20_2" text:outline-level="2"/>
      <text:h text:style-name="Heading_20_2" text:outline-level="2"/>
      <text:p text:style-name="P2"/>
      <text:p text:style-name="P2">Both the plane and missile (a model of a torpedo) have jetted fiery tails. Again implemented as particle systems, the position of the particles is deterministic.</text:p>
      <text:p text:style-name="P2">When animated, the plane cyclically moves over a circle/ ellipsoid, with a constant Y position. With this information, and a time, we can calculate the position to translate the particles by (using the exact formula used for the plane also). Note the particles are facing upwards, so they are rotated downwards by (PI / 2) degrees. We then rotate the particles around the X axis, to ensure they maintain a constant position and orientation relative to that of the plane.</text:p>
      <text:p text:style-name="Text_20_body"><text:span text:style-name="T1">A very similar method is employed for the missile particles, with the position calculated based on the missiles start and end position (the variable 'time' used to linearly interpolate between the two vectors). As well as position, a start and end orientation may also be set if desired – again these are linearly interpolated between using time.</text:span></text:p>
      <text:p text:style-name="Text_20_body"><text:span text:style-name="T1">The particles for the missile are hidden until we exceed the starting time for the missile, at which point they appear – this ensures the particles are not always visible in the scene. </text:span></text:p>
      <text:p text:style-name="Text_20_body"><text:span text:style-name="T1"/></text:p>
      <text:p text:style-name="Text_20_body"><text:span text:style-name="T1">With the start time, we also maintain a time to live for the missile particles. With this, we can then apply conditional expressions to enable or disable other functionality. For example, the particles for the explosions from the missile are only visible when we reach the start time + missile run time.</text:span></text:p>
      <text:p text:style-name="Text_20_body"><draw:frame draw:style-name="fr1" draw:name="graphics7" text:anchor-type="paragraph" svg:width="11.984cm" svg:height="7.952cm" draw:z-index="6"><draw:image xlink:href="Pictures/200000090000403000002A96BDDD4D3A.svm" xlink:type="simple" xlink:show="embed" xlink:actuate="onLoad"/></draw:frame><text:soft-page-break/><text:span text:style-name="T1"/></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2"/>
      <text:p text:style-name="Text_20_body"><text:span text:style-name="T1">Finally in the Advanced Effects, the walking teapot-like create is able to shoot bullets, represented by a sphere with a jet of blue flame behind it. The implementation for this sphere is identical to that of the missiles and plane (save starting positions).</text:span></text:p>
      <text:p text:style-name="Text_20_body"><text:span text:style-name="T1"/></text:p>
      <text:h text:style-name="Heading_20_2" text:outline-level="2">Additional Effects</text:h>
      <text:p text:style-name="P2">Beyond the requirements of the coursework specification, two additional graphics effects were implemented – a bumpy wall (using the parallax mapping technique), and water.</text:p>
      <text:p text:style-name="P2"/>
      <text:p text:style-name="Text_20_body"><draw:frame draw:style-name="fr2" draw:name="graphics8" text:anchor-type="paragraph" svg:width="17cm" svg:height="9.827cm" draw:z-index="7"><draw:image xlink:href="Pictures/2000000900005E0E0000365EA5CAA131.svm" xlink:type="simple" xlink:show="embed" xlink:actuate="onLoad"/></draw:frame></text:p>
      <text:p text:style-name="Text_20_body"/>
      <text:p text:style-name="Text_20_body"><text:soft-page-break/><text:span text:style-name="T1">The parallax wall pictured above was created by combining a diffuse map, normal map, and a height map, offsetting the UV coordinates (into the normal map) to provide a better <text:s/>and more accurate approximation of depth (through appropriate normal selection).</text:span></text:p>
      <text:p text:style-name="Text_20_body"><text:span text:style-name="T1"/></text:p>
      <text:p text:style-name="Text_20_body"><text:span text:style-name="T1">With displacement mapping, and a height map used to create the terrain, it was trivial to manually add the areas to place water in – simply painting a darker area onto the texture in an image manipulation tool.</text:span></text:p>
      <text:p text:style-name="P2">The animated water was modelled as a single scaled, rotated and translated plane (quad). Using the variable 'time', the UVs for the normal map were translated, giving the effect of moving water with ripples. A cube map was also used to reflect the “enviro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l" svg:font-family="Ari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2T06:41:47.70</meta:creation-date>
    <dc:date>2012-03-22T08:16:14.50</dc:date>
    <meta:editing-duration>PT11M46S</meta:editing-duration>
    <meta:editing-cycles>4</meta:editing-cycles>
    <meta:generator>LibreOffice/3.4$Win32 LibreOffice_project/340m1$Build-302</meta:generator>
    <meta:document-statistic meta:table-count="0" meta:image-count="8" meta:object-count="0" meta:page-count="5" meta:paragraph-count="24" meta:word-count="848" meta:character-count="5133" meta:non-whitespace-character-count="4306"/>
  </office:meta>
</office:document-meta>
</file>